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11.46mm"/>
    </style:style>
    <style:style style:name="co3" style:family="table-column">
      <style:table-column-properties fo:break-before="auto" style:column-width="80.7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8.92mm"/>
    </style:style>
    <style:style style:name="co9" style:family="table-column">
      <style:table-column-properties fo:break-before="auto" style:column-width="145.26mm"/>
    </style:style>
    <style:style style:name="co10" style:family="table-column">
      <style:table-column-properties fo:break-before="auto" style:column-width="19.3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number-columns-repeated="1015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0" office:value-type="string" calcext:value-type="string">
            <text:p>Article Name</text:p>
          </table:table-cell>
          <table:table-cell table:style-name="ce19" office:value-type="string" calcext:value-type="string">
            <text:p>Author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Software risk management: principles and practices</text:p>
          </table:table-cell>
          <table:table-cell table:style-name="ce3" office:value-type="string" calcext:value-type="string">
            <text:p>Boehm, B. W..</text:p>
          </table:table-cell>
          <table:table-cell table:style-name="ce17" office:value-type="float" office:value="1991" calcext:value-type="float">
            <text:p>199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Toward an Assessment of Software Development Risk</text:p>
          </table:table-cell>
          <table:table-cell table:style-name="ce3" office:value-type="string" calcext:value-type="string">
            <text:p>Barki, H., Rivard, S., &amp; Talbot, J.</text:p>
          </table:table-cell>
          <table:table-cell table:style-name="ce17" office:value-type="float" office:value="1993" calcext:value-type="float">
            <text:p>1993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2" office:value-type="string" calcext:value-type="string">
            <text:p>Components of software development risk: how to address them? A project manager survey</text:p>
          </table:table-cell>
          <table:table-cell table:style-name="ce3" office:value-type="string" calcext:value-type="string">
            <text:p>Ropponen, J., &amp; Lyytinen, K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2" office:value-type="string" calcext:value-type="string">
            <text:p>Identifying Software Project Risks: An International Delphi Study</text:p>
          </table:table-cell>
          <table:table-cell table:style-name="ce3" office:value-type="string" calcext:value-type="string">
            <text:p>Schmidt, R., Lyytinen, K., Keil, M., &amp; Cule, P.</text:p>
          </table:table-cell>
          <table:table-cell table:style-name="ce17" office:value-type="float" office:value="2001" calcext:value-type="float">
            <text:p>200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2" office:value-type="string" calcext:value-type="string">
            <text:p>How software project risk affects project performance: An investigation of the dimensions of risk and an exploratory model</text:p>
          </table:table-cell>
          <table:table-cell table:style-name="ce3" office:value-type="string" calcext:value-type="string">
            <text:p>Wallace, L., Keil, M., &amp; Rai, A.</text:p>
          </table:table-cell>
          <table:table-cell table:style-name="ce17" office:value-type="float" office:value="2004" calcext:value-type="float">
            <text:p>2004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2" office:value-type="string" calcext:value-type="string">
            <text:p>An Empirical Approach to Characterizing Risky Software Projects Based on Logistic Regression Analysis</text:p>
          </table:table-cell>
          <table:table-cell table:style-name="ce3" office:value-type="string" calcext:value-type="string">
            <text:p>Takagi, Y., Mizuno, O., &amp; Kikuno, T.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GS" table:style-name="ta1"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number-columns-repeated="1016" table:default-cell-style-name="ce1"/>
        <table:table-row table:style-name="ro1">
          <table:table-cell table:style-name="ce19" office:value-type="string" calcext:value-type="string">
            <text:p>Article Nam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oftware risk management: principles and practices</text:p>
          </table:table-cell>
          <table:table-cell table:style-name="ce3" office:value-type="string" calcext:value-type="string">
            <text:p>Boehm, B. W</text:p>
          </table:table-cell>
          <table:table-cell table:style-name="ce17" office:value-type="float" office:value="1991" calcext:value-type="float">
            <text:p>1991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oward an assessment of software development risk</text:p>
          </table:table-cell>
          <table:table-cell table:style-name="ce3" office:value-type="string" calcext:value-type="string">
            <text:p>Barki, H., Rivard, S., &amp; Talbot, J.</text:p>
          </table:table-cell>
          <table:table-cell table:style-name="ce17" office:value-type="float" office:value="1993" calcext:value-type="float">
            <text:p>1993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coping software projects</text:p>
          </table:table-cell>
          <table:table-cell table:style-name="ce3" office:value-type="string" calcext:value-type="string">
            <text:p>Sulgrove, R. N.</text:p>
          </table:table-cell>
          <table:table-cell table:style-name="ce17" office:value-type="float" office:value="1996" calcext:value-type="float">
            <text:p>1996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ealing with risk: A practical approach</text:p>
          </table:table-cell>
          <table:table-cell table:style-name="ce3" office:value-type="string" calcext:value-type="string">
            <text:p>Heemstra, F. J.., &amp; Kusters, R. J..</text:p>
          </table:table-cell>
          <table:table-cell table:style-name="ce17" office:value-type="float" office:value="1996" calcext:value-type="float">
            <text:p>1996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Framework for Identifying Software Project Risks</text:p>
          </table:table-cell>
          <table:table-cell table:style-name="ce3" office:value-type="string" calcext:value-type="string">
            <text:p>Keil, M., Cule, P. E., Lyytinen, K., &amp; Schmidt, R. C.</text:p>
          </table:table-cell>
          <table:table-cell table:style-name="ce17" office:value-type="float" office:value="1998" calcext:value-type="float">
            <text:p>1998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ponents of software development risk: how to address them? A project manager survey</text:p>
          </table:table-cell>
          <table:table-cell table:style-name="ce3" office:value-type="string" calcext:value-type="string">
            <text:p>Ropponen, J., &amp; Lyytinen, K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haracterization of risky projects based on project managers evaluation</text:p>
          </table:table-cell>
          <table:table-cell table:style-name="ce3" office:value-type="string" calcext:value-type="string">
            <text:p>Mizuno, O., Kikuno, T., Takagi, Y., &amp; Sakamoto, K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 Factors in Enterprise Wide Information Management Systems Projects</text:p>
          </table:table-cell>
          <table:table-cell table:style-name="ce3" office:value-type="string" calcext:value-type="string">
            <text:p>Sumner, M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entifying software project risks: An international Delphi study</text:p>
          </table:table-cell>
          <table:table-cell table:style-name="ce3" office:value-type="string" calcext:value-type="string">
            <text:p>Schmidt, R., Lyytinen, K., Keil, M., &amp; Cule, P.</text:p>
          </table:table-cell>
          <table:table-cell table:style-name="ce17" office:value-type="float" office:value="2001" calcext:value-type="float">
            <text:p>2001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se study: factors for early prediction of software development success</text:p>
          </table:table-cell>
          <table:table-cell table:style-name="ce3" office:value-type="string" calcext:value-type="string">
            <text:p>Procaccino, J. D., Verner, J. M., Overmyer, S. P., &amp; Darter, M. E.</text:p>
          </table:table-cell>
          <table:table-cell table:style-name="ce17" office:value-type="float" office:value="2002" calcext:value-type="float">
            <text:p>200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ow software project risk affects project performance: An investigation of the dimensions of risk and an exploratory model</text:p>
          </table:table-cell>
          <table:table-cell table:style-name="ce3" office:value-type="string" calcext:value-type="string">
            <text:p>Wallace, L., Keil, M., &amp; Rai, A.</text:p>
          </table:table-cell>
          <table:table-cell table:style-name="ce17" office:value-type="float" office:value="2004" calcext:value-type="float">
            <text:p>200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nderstanding software project risk: A cluster analysis</text:p>
          </table:table-cell>
          <table:table-cell table:style-name="ce3" office:value-type="string" calcext:value-type="string">
            <text:p>Wallace, L.., Keil, M.., &amp; Rai, A..</text:p>
          </table:table-cell>
          <table:table-cell table:style-name="ce17" office:value-type="float" office:value="2004" calcext:value-type="float">
            <text:p>200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 empirical approach to characterizing risky software projects based on logistic regression analysis</text:p>
          </table:table-cell>
          <table:table-cell table:style-name="ce3" office:value-type="string" calcext:value-type="string">
            <text:p>Takagi, Y., Mizuno, O. &amp; Kikuno, T.</text:p>
          </table:table-cell>
          <table:table-cell table:style-name="ce17" office:value-type="float" office:value="2005" calcext:value-type="float">
            <text:p>200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unctionality Risk in Information Systems Development: An Empirical Investigation</text:p>
          </table:table-cell>
          <table:table-cell table:style-name="ce3" office:value-type="string" calcext:value-type="string">
            <text:p>Tiwana, A., &amp; Keil, M.</text:p>
          </table:table-cell>
          <table:table-cell table:style-name="ce17" office:value-type="float" office:value="2006" calcext:value-type="float">
            <text:p>200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rediction of IS project escalation based on software development risk management</text:p>
          </table:table-cell>
          <table:table-cell table:style-name="ce3" office:value-type="string" calcext:value-type="string">
            <text:p>Kim, E. H.., &amp; Park, Y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Survey of Enterprise Software Development Risks in a Flat World</text:p>
          </table:table-cell>
          <table:table-cell table:style-name="ce3" office:value-type="string" calcext:value-type="string">
            <text:p>Bhuta, J., Mallick, S., &amp; Subrahmanya, S. V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temporal model of information technology project performance</text:p>
          </table:table-cell>
          <table:table-cell table:style-name="ce3" office:value-type="string" calcext:value-type="string">
            <text:p>Gemino, A.., Reich, B. H.., &amp; Sauer, C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valuating software project portfolio risks</text:p>
          </table:table-cell>
          <table:table-cell table:style-name="ce3" office:value-type="string" calcext:value-type="string">
            <text:p>Costa, H. R.. b, Barros, M. d. O.. c, &amp; Travassos, G. H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hy did your project fail?</text:p>
          </table:table-cell>
          <table:table-cell table:style-name="ce3" office:value-type="string" calcext:value-type="string">
            <text:p>Cerpa, N., &amp; Verner, J. M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alysis of Systems Development Project Risks: An Integrative Framework</text:p>
          </table:table-cell>
          <table:table-cell table:style-name="ce3" office:value-type="string" calcext:value-type="string">
            <text:p>Warkentin, M., Moore, R. S., Bekkering, E., &amp; Johnston, A. C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iffering impact levels from risk factors on virtual and co-located software development projects</text:p>
          </table:table-cell>
          <table:table-cell table:style-name="ce3" office:value-type="string" calcext:value-type="string">
            <text:p>Reed, A. H.., &amp; Knight, L. V.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stimating operational risk indices for software services outsourcing industry: A case</text:p>
          </table:table-cell>
          <table:table-cell table:style-name="ce3" office:value-type="string" calcext:value-type="string">
            <text:p>Dasgupta, J.., &amp; Mohanty, R. P..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roject risk differences between virtual and co-located teams</text:p>
          </table:table-cell>
          <table:table-cell table:style-name="ce3" office:value-type="string" calcext:value-type="string">
            <text:p>Reed, A. H.., &amp;Knight, L. V. 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 Areas in Embedded Software Industry Projects</text:p>
          </table:table-cell>
          <table:table-cell table:style-name="ce3" office:value-type="string" calcext:value-type="string">
            <text:p>Koopman, P.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ivial model for mitigation of risks in software development life cycle</text:p>
          </table:table-cell>
          <table:table-cell table:style-name="ce3" office:value-type="string" calcext:value-type="string">
            <text:p>Shahzad, B.., Al-Ohali, Y.., &amp; Abdullah, A..</text:p>
          </table:table-cell>
          <table:table-cell table:style-name="ce17" office:value-type="float" office:value="2011" calcext:value-type="float">
            <text:p>2011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loring risk dimensions in the Indian software industry</text:p>
          </table:table-cell>
          <table:table-cell table:style-name="ce3" office:value-type="string" calcext:value-type="string">
            <text:p>Sharma, A., Sengupta, S., &amp; Gupta, A.</text:p>
          </table:table-cell>
          <table:table-cell table:style-name="ce17" office:value-type="float" office:value="2011" calcext:value-type="float">
            <text:p>2011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s Response Strategies for Supporting Practitioners Decision-Making in Software Projects</text:p>
          </table:table-cell>
          <table:table-cell table:style-name="ce3" office:value-type="string" calcext:value-type="string">
            <text:p>López, C., &amp; Salmeron, J. L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search on Project Development Key Risk Factors of Small and Medium-Sized Software Enterprises</text:p>
          </table:table-cell>
          <table:table-cell table:style-name="ce3" office:value-type="string" calcext:value-type="string">
            <text:p>Zhang, T., &amp; Zhang, Y. (2012)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paring Risks in Individual Software Development and Standard Software Implementation Projects: A Delphi Study</text:p>
          </table:table-cell>
          <table:table-cell table:style-name="ce3" office:value-type="string" calcext:value-type="string">
            <text:p>Hoermann, S., Aust, M., Schermann, M., &amp; Krcmar, H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loratory case study research: Outsourced project failure</text:p>
          </table:table-cell>
          <table:table-cell table:style-name="ce3" office:value-type="string" calcext:value-type="string">
            <text:p>Verner, J. M.., &amp; Abdullah, L. M.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alyzing risk factors affecting project cost overrun</text:p>
          </table:table-cell>
          <table:table-cell table:style-name="ce3" office:value-type="string" calcext:value-type="string">
            <text:p>Tsunoda, M.., Monden, A.., Matsumoto, K.., Hatano, R.., Nakano, T.., &amp; Fukuchi, Y..</text:p>
          </table:table-cell>
          <table:table-cell table:style-name="ce17" office:value-type="float" office:value="2013" calcext:value-type="float">
            <text:p>2013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naging software project risks (Design Phase) with proposed fuzzy regression analysis techniques with fuzzy concepts</text:p>
          </table:table-cell>
          <table:table-cell table:style-name="ce3" office:value-type="string" calcext:value-type="string">
            <text:p>Elzamly, A.. b, &amp; Hussin, B.. c.</text:p>
          </table:table-cell>
          <table:table-cell table:style-name="ce17" office:value-type="float" office:value="2013" calcext:value-type="float">
            <text:p>2013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naging software project risks (analysis phase) with proposed fuzzy regression analysis modeling techniques with fuzzy concepts</text:p>
          </table:table-cell>
          <table:table-cell table:style-name="ce3" office:value-type="string" calcext:value-type="string">
            <text:p>Elzamly, A.. b, &amp;Hussin, B.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entifying usability risk: A survey study</text:p>
          </table:table-cell>
          <table:table-cell table:style-name="ce3" office:value-type="string" calcext:value-type="string">
            <text:p>Sambantha Moorthy, J., Bin Ibrahim, S., &amp; Mahrin, M. N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 assessment factors for SME software development companies in Malaysia</text:p>
          </table:table-cell>
          <table:table-cell table:style-name="ce3" office:value-type="string" calcext:value-type="string">
            <text:p>Sharif, A. M., &amp; Basri, S. (2014)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entifying causality relation between software projects risk factors</text:p>
          </table:table-cell>
          <table:table-cell table:style-name="ce3" office:value-type="string" calcext:value-type="string">
            <text:p>Hijazi, H.., Alqrainy, S.., Muaidi, H.., &amp;Khdour, T.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deling and evaluating software project risks with quantitative analysis techniques in planning software development</text:p>
          </table:table-cell>
          <table:table-cell table:style-name="ce3" office:value-type="string" calcext:value-type="string">
            <text:p>Elzamly, A.. b, &amp; Hussin, B..</text:p>
          </table:table-cell>
          <table:table-cell table:style-name="ce17" office:value-type="float" office:value="2015" calcext:value-type="float">
            <text:p>201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tegorization of risk factors for distributed agile projects</text:p>
          </table:table-cell>
          <table:table-cell table:style-name="ce3" office:value-type="string" calcext:value-type="string">
            <text:p>Shrivastava, S. V, &amp; Rathod, U.</text:p>
          </table:table-cell>
          <table:table-cell table:style-name="ce17" office:value-type="float" office:value="2015" calcext:value-type="float">
            <text:p>201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terpretive structural modeling of critical risk factors in software engineering project</text:p>
          </table:table-cell>
          <table:table-cell table:style-name="ce3" office:value-type="string" calcext:value-type="string">
            <text:p>Samantra, C.., Datta, S.., Mahapatra, S. S.., &amp; Debata, B. R..</text:p>
          </table:table-cell>
          <table:table-cell table:style-name="ce17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Bayesian Networks-Based Risk Identification Approach for Software Process Risk: The Context of Chinese Trustworthy Software</text:p>
          </table:table-cell>
          <table:table-cell table:style-name="ce3" office:value-type="string" calcext:value-type="string">
            <text:p>Li, J.. b c, Li, M.. d, Wu, D.., Dai, Q.. e, &amp; Song, H..</text:p>
          </table:table-cell>
          <table:table-cell table:style-name="ce17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op fifty software risk factors and the best thirty risk management techniques in software development lifecycle for successful software projects</text:p>
          </table:table-cell>
          <table:table-cell table:style-name="ce3" office:value-type="string" calcext:value-type="string">
            <text:p>Elzamly, A., Hussin, B., &amp; Salleh, N. M.</text:p>
          </table:table-cell>
          <table:table-cell table:style-name="ce6" office:value-type="float" office:value="2016" calcext:value-type="float">
            <text:p>2016</text:p>
          </table:table-cell>
          <table:table-cell table:style-name="ce11"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6bd8f51f0bb0f42344f66a65ca86e692fe0f70bc</meta:generator>
    <meta:creation-date>2009-04-16T11:32:48Z</meta:creation-date>
    <dc:date>2019-05-27T14:37:03.760590694</dc:date>
    <meta:editing-cycles>5</meta:editing-cycles>
    <meta:editing-duration>PT6M6S</meta:editing-duration>
    <meta:document-statistic meta:table-count="2" meta:cell-count="203" meta:object-count="0"/>
    <meta:user-defined meta:name="Info 1"/>
    <meta:user-defined meta:name="Info 2"/>
    <meta:user-defined meta:name="Info 3"/>
    <meta:user-defined meta:name="Info 4"/>
  </office:meta>
</office:document-meta>
</file>